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in" svg:y="0.7508in">
            <draw:object draw:notify-on-update-of-ranges="Sheet1.B1:Sheet1.B4 Sheet1.I1:Sheet1.I4 Sheet1.B1:Sheet1.B4 Sheet1.J1:Sheet1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9.885" calcext:value-type="float">
            <text:p>109.88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22.531" calcext:value-type="float">
            <text:p>422.531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362" calcext:value-type="float">
            <text:p>76.36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87.258" calcext:value-type="float">
            <text:p>587.258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2426" calcext:value-type="float">
            <text:p>61.242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06.475" calcext:value-type="float">
            <text:p>706.475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0776" calcext:value-type="float">
            <text:p>52.077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01" calcext:value-type="float">
            <text:p>801</text:p>
          </table:table-cell>
          <table:table-cell office:value-type="float" office:value="11800" calcext:value-type="float">
            <text:p>11800</text:p>
          </table:table-cell>
        </table:table-row>
      </table:table>
      <table:table table:name="Sheet2" table:style-name="ta1">
        <table:shapes>
          <draw:frame draw:z-index="0" draw:style-name="gr1" draw:text-style-name="P1" svg:width="6.5465in" svg:height="4.5657in" svg:x="7.0299in" svg:y="0.0677in">
            <draw:object draw:notify-on-update-of-ranges="Sheet2.B1:Sheet2.B100 Sheet2.J1:Sheet2.J100 Sheet2.B1:Sheet2.B100 Sheet2.I1:Sheet2.I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9.885" calcext:value-type="float">
            <text:p>109.88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22.531" calcext:value-type="float">
            <text:p>422.531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3621" calcext:value-type="float">
            <text:p>76.362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87.258" calcext:value-type="float">
            <text:p>587.258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2426" calcext:value-type="float">
            <text:p>61.242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06.475" calcext:value-type="float">
            <text:p>706.475</text:p>
          </table:table-cell>
          <table:table-cell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0" calcext:value-type="float">
            <text:p>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0776" calcext:value-type="float">
            <text:p>52.077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01" calcext:value-type="float">
            <text:p>801</text:p>
          </table:table-cell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7255" calcext:value-type="float">
            <text:p>45.72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79.124" calcext:value-type="float">
            <text:p>879.124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60" calcext:value-type="float">
            <text:p>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45.238" calcext:value-type="float">
            <text:p>945.238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7.2204" calcext:value-type="float">
            <text:p>37.220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01.85" calcext:value-type="float">
            <text:p>1001.85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80" calcext:value-type="float">
            <text:p>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4.1598" calcext:value-type="float">
            <text:p>34.159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50.82" calcext:value-type="float">
            <text:p>1050.82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1.593" calcext:value-type="float">
            <text:p>31.59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93.34" calcext:value-type="float">
            <text:p>1093.34</text:p>
          </table:table-cell>
          <table:table-cell/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9.3971" calcext:value-type="float">
            <text:p>29.397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30.38" calcext:value-type="float">
            <text:p>1130.38</text:p>
          </table:table-cell>
          <table:table-cell/>
        </table:table-row>
        <table:table-row table:style-name="ro1">
          <table:table-cell office:value-type="float" office:value="16768" calcext:value-type="float">
            <text:p>16768</text:p>
          </table:table-cell>
          <table:table-cell office:value-type="float" office:value="110" calcext:value-type="float">
            <text:p>1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7.4862" calcext:value-type="float">
            <text:p>27.486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62.6" calcext:value-type="float">
            <text:p>1162.6</text:p>
          </table:table-cell>
          <table:table-cell/>
        </table:table-row>
        <table:table-row table:style-name="ro1">
          <table:table-cell office:value-type="float" office:value="33408" calcext:value-type="float">
            <text:p>33408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8016" calcext:value-type="float">
            <text:p>25.801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90.56" calcext:value-type="float">
            <text:p>1190.56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130" calcext:value-type="float">
            <text:p>1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4.2784" calcext:value-type="float">
            <text:p>24.278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13.63" calcext:value-type="float">
            <text:p>1213.63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40" calcext:value-type="float">
            <text:p>1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2.9273" calcext:value-type="float">
            <text:p>22.927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34.25" calcext:value-type="float">
            <text:p>1234.25</text:p>
          </table:table-cell>
          <table:table-cell/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50" calcext:value-type="float">
            <text:p>1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1.702" calcext:value-type="float">
            <text:p>21.70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51.73" calcext:value-type="float">
            <text:p>1251.73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160" calcext:value-type="float">
            <text:p>1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5855" calcext:value-type="float">
            <text:p>20.58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66.49" calcext:value-type="float">
            <text:p>1266.49</text:p>
          </table:table-cell>
          <table:table-cell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170" calcext:value-type="float">
            <text:p>1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9.5613" calcext:value-type="float">
            <text:p>19.561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78.7" calcext:value-type="float">
            <text:p>1278.7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80" calcext:value-type="float">
            <text:p>1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8.6174" calcext:value-type="float">
            <text:p>18.617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88.58" calcext:value-type="float">
            <text:p>1288.58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90" calcext:value-type="float">
            <text:p>1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.7438" calcext:value-type="float">
            <text:p>17.743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96.35" calcext:value-type="float">
            <text:p>1296.35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.9314" calcext:value-type="float">
            <text:p>16.931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2.1" calcext:value-type="float">
            <text:p>1302.1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10" calcext:value-type="float">
            <text:p>2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.1747" calcext:value-type="float">
            <text:p>16.174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6.11" calcext:value-type="float">
            <text:p>1306.11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220" calcext:value-type="float">
            <text:p>2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.4661" calcext:value-type="float">
            <text:p>15.466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8.36" calcext:value-type="float">
            <text:p>1308.36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230" calcext:value-type="float">
            <text:p>2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.8016" calcext:value-type="float">
            <text:p>14.801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9.05" calcext:value-type="float">
            <text:p>1309.05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240" calcext:value-type="float">
            <text:p>2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.1689" calcext:value-type="float">
            <text:p>14.1689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7.59" calcext:value-type="float">
            <text:p>1307.59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250" calcext:value-type="float">
            <text:p>2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.5809" calcext:value-type="float">
            <text:p>13.5809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5.54" calcext:value-type="float">
            <text:p>1305.54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60" calcext:value-type="float">
            <text:p>2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.0261" calcext:value-type="float">
            <text:p>13.026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302.3" calcext:value-type="float">
            <text:p>1302.3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.5015" calcext:value-type="float">
            <text:p>12.501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97.92" calcext:value-type="float">
            <text:p>1297.9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80" calcext:value-type="float">
            <text:p>2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2.005" calcext:value-type="float">
            <text:p>12.00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92.53" calcext:value-type="float">
            <text:p>1292.53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.5342" calcext:value-type="float">
            <text:p>11.534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86.2" calcext:value-type="float">
            <text:p>1286.2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.7736" calcext:value-type="float">
            <text:p>10.773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42.8" calcext:value-type="float">
            <text:p>1242.8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10" calcext:value-type="float">
            <text:p>3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.3352" calcext:value-type="float">
            <text:p>10.335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31.97" calcext:value-type="float">
            <text:p>1231.97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0" calcext:value-type="float">
            <text:p>3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9213" calcext:value-type="float">
            <text:p>9.921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20.79" calcext:value-type="float">
            <text:p>1220.7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30" calcext:value-type="float">
            <text:p>3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87283" calcext:value-type="float">
            <text:p>9.8728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52.79" calcext:value-type="float">
            <text:p>1252.79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340" calcext:value-type="float">
            <text:p>3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50547" calcext:value-type="float">
            <text:p>9.5054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42.72" calcext:value-type="float">
            <text:p>1242.72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350" calcext:value-type="float">
            <text:p>3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.15461" calcext:value-type="float">
            <text:p>9.1546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32.05" calcext:value-type="float">
            <text:p>1232.05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360" calcext:value-type="float">
            <text:p>3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.81917" calcext:value-type="float">
            <text:p>8.8191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20.82" calcext:value-type="float">
            <text:p>1220.8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0" calcext:value-type="float">
            <text:p>3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.49654" calcext:value-type="float">
            <text:p>8.4965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208.83" calcext:value-type="float">
            <text:p>1208.8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80" calcext:value-type="float">
            <text:p>3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.19075" calcext:value-type="float">
            <text:p>8.1907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96.82" calcext:value-type="float">
            <text:p>1196.82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90" calcext:value-type="float">
            <text:p>3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.898" calcext:value-type="float">
            <text:p>7.89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84.41" calcext:value-type="float">
            <text:p>1184.4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00" calcext:value-type="float">
            <text:p>4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.61781" calcext:value-type="float">
            <text:p>7.6178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71.69" calcext:value-type="float">
            <text:p>1171.69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410" calcext:value-type="float">
            <text:p>4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.34955" calcext:value-type="float">
            <text:p>7.349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58.69" calcext:value-type="float">
            <text:p>1158.69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20" calcext:value-type="float">
            <text:p>4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94451" calcext:value-type="float">
            <text:p>6.9445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21.53" calcext:value-type="float">
            <text:p>1121.53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30" calcext:value-type="float">
            <text:p>4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69182" calcext:value-type="float">
            <text:p>6.6918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06.46" calcext:value-type="float">
            <text:p>1106.46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440" calcext:value-type="float">
            <text:p>4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4505" calcext:value-type="float">
            <text:p>6.450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91.36" calcext:value-type="float">
            <text:p>1091.36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50" calcext:value-type="float">
            <text:p>4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38268" calcext:value-type="float">
            <text:p>6.3826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104.43" calcext:value-type="float">
            <text:p>1104.43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60" calcext:value-type="float">
            <text:p>4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.16476" calcext:value-type="float">
            <text:p>6.1647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90.42" calcext:value-type="float">
            <text:p>1090.4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70" calcext:value-type="float">
            <text:p>4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95542" calcext:value-type="float">
            <text:p>5.9554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76.3" calcext:value-type="float">
            <text:p>1076.3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480" calcext:value-type="float">
            <text:p>4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75425" calcext:value-type="float">
            <text:p>5.7542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62.07" calcext:value-type="float">
            <text:p>1062.07</text:p>
          </table:table-cell>
          <table:table-cell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490" calcext:value-type="float">
            <text:p>4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56086" calcext:value-type="float">
            <text:p>5.5608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47.76" calcext:value-type="float">
            <text:p>1047.7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37476" calcext:value-type="float">
            <text:p>5.3747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33.36" calcext:value-type="float">
            <text:p>1033.36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10" calcext:value-type="float">
            <text:p>5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19575" calcext:value-type="float">
            <text:p>5.1957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18.92" calcext:value-type="float">
            <text:p>1018.92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20" calcext:value-type="float">
            <text:p>5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.02422" calcext:value-type="float">
            <text:p>5.0242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1004.6" calcext:value-type="float">
            <text:p>1004.6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530" calcext:value-type="float">
            <text:p>5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85936" calcext:value-type="float">
            <text:p>4.8593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90.322" calcext:value-type="float">
            <text:p>990.322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40" calcext:value-type="float">
            <text:p>5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63175" calcext:value-type="float">
            <text:p>4.6317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61.746" calcext:value-type="float">
            <text:p>961.746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550" calcext:value-type="float">
            <text:p>5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47543" calcext:value-type="float">
            <text:p>4.4754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46.497" calcext:value-type="float">
            <text:p>946.497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60" calcext:value-type="float">
            <text:p>5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32555" calcext:value-type="float">
            <text:p>4.325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31.432" calcext:value-type="float">
            <text:p>931.432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570" calcext:value-type="float">
            <text:p>5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18183" calcext:value-type="float">
            <text:p>4.1818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16.565" calcext:value-type="float">
            <text:p>916.565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80" calcext:value-type="float">
            <text:p>5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.04415" calcext:value-type="float">
            <text:p>4.0441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01.939" calcext:value-type="float">
            <text:p>901.939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99193" calcext:value-type="float">
            <text:p>3.9919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905.643" calcext:value-type="float">
            <text:p>905.643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00" calcext:value-type="float">
            <text:p>6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86552" calcext:value-type="float">
            <text:p>3.8655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91.828" calcext:value-type="float">
            <text:p>891.828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10" calcext:value-type="float">
            <text:p>6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74371" calcext:value-type="float">
            <text:p>3.7437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78.119" calcext:value-type="float">
            <text:p>878.119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620" calcext:value-type="float">
            <text:p>6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62631" calcext:value-type="float">
            <text:p>3.6263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64.526" calcext:value-type="float">
            <text:p>864.526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630" calcext:value-type="float">
            <text:p>6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51302" calcext:value-type="float">
            <text:p>3.5130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51.027" calcext:value-type="float">
            <text:p>851.027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40" calcext:value-type="float">
            <text:p>6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40375" calcext:value-type="float">
            <text:p>3.4037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37.645" calcext:value-type="float">
            <text:p>837.645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650" calcext:value-type="float">
            <text:p>6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29838" calcext:value-type="float">
            <text:p>3.2983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24.395" calcext:value-type="float">
            <text:p>824.39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60" calcext:value-type="float">
            <text:p>6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16655" calcext:value-type="float">
            <text:p>3.166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803.622" calcext:value-type="float">
            <text:p>803.622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670" calcext:value-type="float">
            <text:p>6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.06686" calcext:value-type="float">
            <text:p>3.0668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90.114" calcext:value-type="float">
            <text:p>790.114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80" calcext:value-type="float">
            <text:p>6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97088" calcext:value-type="float">
            <text:p>2.9708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76.812" calcext:value-type="float">
            <text:p>776.812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90" calcext:value-type="float">
            <text:p>6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87864" calcext:value-type="float">
            <text:p>2.8786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63.763" calcext:value-type="float">
            <text:p>763.763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700" calcext:value-type="float">
            <text:p>7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78981" calcext:value-type="float">
            <text:p>2.7898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50.922" calcext:value-type="float">
            <text:p>750.922</text:p>
          </table:table-cell>
          <table:table-cell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710" calcext:value-type="float">
            <text:p>7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70451" calcext:value-type="float">
            <text:p>2.7045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38.359" calcext:value-type="float">
            <text:p>738.359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720" calcext:value-type="float">
            <text:p>7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6225" calcext:value-type="float">
            <text:p>2.622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26.054" calcext:value-type="float">
            <text:p>726.054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730" calcext:value-type="float">
            <text:p>7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5832" calcext:value-type="float">
            <text:p>2.583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25.109" calcext:value-type="float">
            <text:p>725.109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740" calcext:value-type="float">
            <text:p>7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50726" calcext:value-type="float">
            <text:p>2.5072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13.433" calcext:value-type="float">
            <text:p>713.433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750" calcext:value-type="float">
            <text:p>7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43396" calcext:value-type="float">
            <text:p>2.4339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701.935" calcext:value-type="float">
            <text:p>701.935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760" calcext:value-type="float">
            <text:p>7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36316" calcext:value-type="float">
            <text:p>2.3631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90.603" calcext:value-type="float">
            <text:p>690.603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770" calcext:value-type="float">
            <text:p>7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29475" calcext:value-type="float">
            <text:p>2.2947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79.433" calcext:value-type="float">
            <text:p>679.433</text:p>
          </table:table-cell>
          <table:table-cell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780" calcext:value-type="float">
            <text:p>7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21538" calcext:value-type="float">
            <text:p>2.21538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64.452" calcext:value-type="float">
            <text:p>664.452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790" calcext:value-type="float">
            <text:p>7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15057" calcext:value-type="float">
            <text:p>2.1505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53.284" calcext:value-type="float">
            <text:p>653.284</text:p>
          </table:table-cell>
          <table:table-cell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800" calcext:value-type="float">
            <text:p>8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08799" calcext:value-type="float">
            <text:p>2.08799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42.304" calcext:value-type="float">
            <text:p>642.304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02762" calcext:value-type="float">
            <text:p>2.0276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31.529" calcext:value-type="float">
            <text:p>631.529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820" calcext:value-type="float">
            <text:p>8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96941" calcext:value-type="float">
            <text:p>1.9694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20.971" calcext:value-type="float">
            <text:p>620.971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830" calcext:value-type="float">
            <text:p>8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91324" calcext:value-type="float">
            <text:p>1.9132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10.618" calcext:value-type="float">
            <text:p>610.618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40" calcext:value-type="float">
            <text:p>8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85912" calcext:value-type="float">
            <text:p>1.8591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600.494" calcext:value-type="float">
            <text:p>600.494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850" calcext:value-type="float">
            <text:p>8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80699" calcext:value-type="float">
            <text:p>1.80699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90.603" calcext:value-type="float">
            <text:p>590.603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60" calcext:value-type="float">
            <text:p>8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75674" calcext:value-type="float">
            <text:p>1.7567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80.936" calcext:value-type="float">
            <text:p>580.936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870" calcext:value-type="float">
            <text:p>8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70834" calcext:value-type="float">
            <text:p>1.70834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71.497" calcext:value-type="float">
            <text:p>571.497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880" calcext:value-type="float">
            <text:p>8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67687" calcext:value-type="float">
            <text:p>1.6768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67.418" calcext:value-type="float">
            <text:p>567.418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890" calcext:value-type="float">
            <text:p>8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63103" calcext:value-type="float">
            <text:p>1.6310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58.18" calcext:value-type="float">
            <text:p>558.18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900" calcext:value-type="float">
            <text:p>9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58672" calcext:value-type="float">
            <text:p>1.5867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49.116" calcext:value-type="float">
            <text:p>549.116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10" calcext:value-type="float">
            <text:p>91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54392" calcext:value-type="float">
            <text:p>1.5439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40.241" calcext:value-type="float">
            <text:p>540.241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920" calcext:value-type="float">
            <text:p>92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50243" calcext:value-type="float">
            <text:p>1.5024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31.501" calcext:value-type="float">
            <text:p>531.501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930" calcext:value-type="float">
            <text:p>93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46232" calcext:value-type="float">
            <text:p>1.4623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22.935" calcext:value-type="float">
            <text:p>522.935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940" calcext:value-type="float">
            <text:p>94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42355" calcext:value-type="float">
            <text:p>1.42355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14.544" calcext:value-type="float">
            <text:p>514.544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950" calcext:value-type="float">
            <text:p>9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38607" calcext:value-type="float">
            <text:p>1.3860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506.328" calcext:value-type="float">
            <text:p>506.328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960" calcext:value-type="float">
            <text:p>96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34982" calcext:value-type="float">
            <text:p>1.34982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98.273" calcext:value-type="float">
            <text:p>498.273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70" calcext:value-type="float">
            <text:p>97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31481" calcext:value-type="float">
            <text:p>1.31481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90.405" calcext:value-type="float">
            <text:p>490.405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80" calcext:value-type="float">
            <text:p>98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8096" calcext:value-type="float">
            <text:p>1.28096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82.708" calcext:value-type="float">
            <text:p>482.708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990" calcext:value-type="float">
            <text:p>99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483" calcext:value-type="float">
            <text:p>1.2483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75.201" calcext:value-type="float">
            <text:p>475.201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1000" calcext:value-type="float">
            <text:p>100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167" calcext:value-type="float">
            <text:p>1.2167</text:p>
          </table:table-cell>
          <table:table-cell office:value-type="float" office:value="5.87705" calcext:value-type="float">
            <text:p>5.87705</text:p>
          </table:table-cell>
          <table:table-cell office:value-type="float" office:value="21714.2" calcext:value-type="float">
            <text:p>21714.2</text:p>
          </table:table-cell>
          <table:table-cell office:value-type="float" office:value="467.847" calcext:value-type="float">
            <text:p>467.8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2:37:53.639000000</meta:creation-date>
    <dc:date>2021-02-08T12:47:22.294000000</dc:date>
    <meta:editing-duration>PT9M29S</meta:editing-duration>
    <meta:editing-cycles>1</meta:editing-cycles>
    <meta:document-statistic meta:table-count="2" meta:cell-count="944" meta:object-count="2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2cm" svg:y="3.946cm" style:legend-expansion="high" chart:style-name="ch2"/>
        <chart:plot-area chart:style-name="ch3" table:cell-range-address="Sheet1.B1:Sheet1.B4 Sheet1.I1:Sheet1.J4" svg:x="0.32cm" svg:y="0.18cm" svg:width="13.102cm" svg:height="8.64cm">
          <chartooo:coordinate-region svg:x="1.714cm" svg:y="0.382cm" svg:width="11.4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4" chart:class="chart:scatter">
            <chart:domain table:cell-range-address="Sheet1.B1:Sheet1.B4"/>
            <chart:data-point chart:repeated="4"/>
          </chart:series>
          <chart:series chart:style-name="ch7" chart:values-cell-range-address="Sheet1.J1:Sheet1.J4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1:Sheet1.B4</svg:desc>
                </draw:g>
              </table:table-cell>
              <table:table-cell office:value-type="float" office:value="422.531">
                <text:p>422.531</text:p>
                <draw:g>
                  <svg:desc>Sheet1.I1:Sheet1.I4</svg:desc>
                </draw:g>
              </table:table-cell>
              <table:table-cell office:value-type="float" office:value="3920">
                <text:p>3920</text:p>
                <draw:g>
                  <svg:desc>Sheet1.J1:Sheet1.J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7.258">
                <text:p>587.258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06.475">
                <text:p>706.475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01">
                <text:p>801</text:p>
              </table:table-cell>
              <table:table-cell office:value-type="float" office:value="11800">
                <text:p>11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29cm" svg:height="11.598cm" xlink:href=".." xlink:type="simple" chart:class="chart:scatter" chart:style-name="ch1">
        <chart:legend chart:legend-position="end" svg:x="14.036cm" svg:y="5.245cm" style:legend-expansion="high" chart:style-name="ch2"/>
        <chart:plot-area chart:style-name="ch3" table:cell-range-address="Sheet2.B1:Sheet2.B100 Sheet2.I1:Sheet2.J100" chart:data-source-has-labels="row" svg:x="1.333cm" svg:y="0.231cm" svg:width="12.371cm" svg:height="10.165cm">
          <chartooo:coordinate-region svg:x="2.727cm" svg:y="0.434cm" svg:width="10.594cm" svg:height="9.309cm"/>
          <chart:axis chart:dimension="x" chart:name="primary-x" chart:style-name="ch4">
            <chart:title svg:x="6.434cm" svg:y="10.627cm" chart:style-name="ch5">
              <text:p>Proton KE [eV]</text:p>
            </chart:title>
          </chart:axis>
          <chart:axis chart:dimension="y" chart:name="primary-y" chart:style-name="ch4">
            <chart:title svg:x="0.451cm" svg:y="7.434cm" chart:style-name="ch6">
              <text:p>Force on Single Tether [nN/m]</text:p>
            </chart:title>
            <chart:grid chart:style-name="ch7" chart:class="major"/>
          </chart:axis>
          <chart:series chart:style-name="ch8" chart:values-cell-range-address="Sheet2.J1:Sheet2.J100" loext:label-string="sergey" chart:class="chart:scatter">
            <chart:domain table:cell-range-address="Sheet2.B1:Sheet2.B100"/>
            <chart:data-point chart:repeated="100"/>
          </chart:series>
          <chart:series chart:style-name="ch9" chart:values-cell-range-address="Sheet2.I1:Sheet2.I100" loext:label-string="anthony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gey</text:p>
              </table:table-cell>
              <table:table-cell office:value-type="string">
                <text:p>anthon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B1:Sheet2.B100</svg:desc>
                </draw:g>
              </table:table-cell>
              <table:table-cell office:value-type="float" office:value="3920">
                <text:p>3920</text:p>
                <draw:g>
                  <svg:desc>Sheet2.J1:Sheet2.J100</svg:desc>
                </draw:g>
              </table:table-cell>
              <table:table-cell office:value-type="float" office:value="422.531">
                <text:p>422.531</text:p>
                <draw:g>
                  <svg:desc>Sheet2.I1:Sheet2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430">
                <text:p>6430</text:p>
              </table:table-cell>
              <table:table-cell office:value-type="float" office:value="587.258">
                <text:p>587.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490">
                <text:p>8490</text:p>
              </table:table-cell>
              <table:table-cell office:value-type="float" office:value="706.475">
                <text:p>706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800">
                <text:p>1180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879.124">
                <text:p>879.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945.238">
                <text:p>945.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001.85">
                <text:p>100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050.82">
                <text:p>105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093.34">
                <text:p>1093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30.38">
                <text:p>1130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62.6">
                <text:p>116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190.56">
                <text:p>119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213.63">
                <text:p>1213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234.25">
                <text:p>1234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251.73">
                <text:p>1251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266.49">
                <text:p>1266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278.7">
                <text:p>127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288.58">
                <text:p>1288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296.35">
                <text:p>129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302.1">
                <text:p>1302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306.11">
                <text:p>130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1308.36">
                <text:p>1308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309.05">
                <text:p>1309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307.59">
                <text:p>1307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1305.54">
                <text:p>1305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302.3">
                <text:p>130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97.92">
                <text:p>1297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1292.53">
                <text:p>1292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286.2">
                <text:p>1286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1242.8">
                <text:p>124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231.97">
                <text:p>1231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220.79">
                <text:p>1220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1252.79">
                <text:p>1252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1242.72">
                <text:p>1242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1232.05">
                <text:p>1232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220.82">
                <text:p>1220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208.83">
                <text:p>1208.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196.82">
                <text:p>1196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184.41">
                <text:p>1184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171.69">
                <text:p>1171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158.69">
                <text:p>1158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121.53">
                <text:p>1121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106.46">
                <text:p>1106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1091.36">
                <text:p>1091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104.43">
                <text:p>1104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1090.42">
                <text:p>1090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076.3">
                <text:p>107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062.07">
                <text:p>1062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047.76">
                <text:p>1047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033.36">
                <text:p>1033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018.92">
                <text:p>1018.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1004.6">
                <text:p>100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990.322">
                <text:p>990.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961.746">
                <text:p>961.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946.497">
                <text:p>946.4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931.432">
                <text:p>931.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916.565">
                <text:p>916.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901.939">
                <text:p>901.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905.643">
                <text:p>905.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891.828">
                <text:p>891.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878.119">
                <text:p>878.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864.526">
                <text:p>864.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851.027">
                <text:p>851.0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837.645">
                <text:p>837.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824.395">
                <text:p>824.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803.622">
                <text:p>803.6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790.114">
                <text:p>790.1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776.812">
                <text:p>776.8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763.763">
                <text:p>763.7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50.922">
                <text:p>750.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38.359">
                <text:p>738.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6.054">
                <text:p>726.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25.109">
                <text:p>725.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13.433">
                <text:p>713.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01.935">
                <text:p>701.9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690.603">
                <text:p>690.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679.433">
                <text:p>679.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664.452">
                <text:p>664.4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653.284">
                <text:p>653.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642.304">
                <text:p>642.3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631.529">
                <text:p>631.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620.971">
                <text:p>620.9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610.618">
                <text:p>610.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600.494">
                <text:p>600.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590.603">
                <text:p>590.6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580.936">
                <text:p>580.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571.497">
                <text:p>571.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567.418">
                <text:p>567.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558.18">
                <text:p>558.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549.116">
                <text:p>549.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540.241">
                <text:p>540.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531.501">
                <text:p>531.5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522.935">
                <text:p>522.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514.544">
                <text:p>514.5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506.328">
                <text:p>506.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498.273">
                <text:p>498.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490.405">
                <text:p>490.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482.708">
                <text:p>482.7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475.201">
                <text:p>475.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467.847">
                <text:p>467.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